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04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8.136cm"/>
    </style:style>
    <style:style style:name="gr3" style:family="graphic" style:parent-style-name="standard">
      <style:graphic-properties draw:textarea-horizontal-align="justify" draw:textarea-vertical-align="middle" draw:auto-grow-height="false" fo:min-height="1.91cm" fo:min-width="1.5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0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889cm" svg:x="10.525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636cm" svg:height="1.651cm" svg:x="6.334cm" svg:y="5.953cm">
          <text:p text:style-name="P1">User navigates to new Po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207cm" svg:y="8.493cm">
          <text:p text:style-name="P1">User fills it 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334cm" svg:y="11.414cm">
          <text:p text:style-name="P1">User Clicks Subm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4.318cm" svg:x="8.747cm" svg:y="13.954cm">
          <text:p text:style-name="P1">Is all info</text:p>
          <text:p text:style-name="P1">Val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8.636cm" svg:height="1.651cm" svg:x="6.588cm" svg:y="19.288cm">
          <text:p text:style-name="P1">Recipe is posted and show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906cm" svg:y1="4.556cm" svg:x2="10.906cm" svg:y2="6.08cm">
          <text:p/>
        </draw:line>
        <draw:line draw:style-name="gr4" draw:text-style-name="P2" draw:layer="layout" svg:x1="10.906cm" svg:y1="7.477cm" svg:x2="10.906cm" svg:y2="8.62cm">
          <text:p/>
        </draw:line>
        <draw:line draw:style-name="gr4" draw:text-style-name="P2" draw:layer="layout" svg:x1="10.779cm" svg:y1="10.144cm" svg:x2="10.779cm" svg:y2="11.541cm">
          <text:p/>
        </draw:line>
        <draw:line draw:style-name="gr4" draw:text-style-name="P2" draw:layer="layout" svg:x1="10.652cm" svg:y1="12.938cm" svg:x2="10.779cm" svg:y2="14.208cm">
          <text:p/>
        </draw:line>
        <draw:line draw:style-name="gr4" draw:text-style-name="P2" draw:layer="layout" svg:x1="10.779cm" svg:y1="18.272cm" svg:x2="10.779cm" svg:y2="19.415cm">
          <text:p/>
        </draw:line>
        <draw:line draw:style-name="gr5" draw:text-style-name="P2" draw:layer="layout" svg:x1="8.874cm" svg:y1="16.113cm" svg:x2="3.667cm" svg:y2="16.113cm">
          <text:p/>
        </draw:line>
        <draw:line draw:style-name="gr5" draw:text-style-name="P2" draw:layer="layout" svg:x1="3.54cm" svg:y1="9.128cm" svg:x2="3.667cm" svg:y2="16.113cm">
          <text:p/>
        </draw:line>
        <draw:line draw:style-name="gr4" draw:text-style-name="P2" draw:layer="layout" svg:x1="3.54cm" svg:y1="9.128cm" svg:x2="6.207cm" svg:y2="9.255cm">
          <text:p/>
        </draw:line>
        <draw:custom-shape draw:style-name="gr6" draw:text-style-name="P1" draw:layer="layout" svg:width="3.556cm" svg:height="0.635cm" svg:x="1cm" svg:y="1cm">
          <text:p text:style-name="P1">New Po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0:18:21.105654477</meta:creation-date>
    <dc:date>2017-04-17T10:21:28.708216680</dc:date>
    <meta:editing-duration>PT3M7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